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line-through-style="none" style:text-line-through-type="none" fo:language="de" fo:country="DE" fo:font-weight="normal" officeooo:rsid="000f7d70" officeooo:paragraph-rsid="0009c620" fo:background-color="transparent" style:font-weight-asian="normal" style:font-weight-complex="normal"/>
    </style:style>
    <style:style style:name="P2" style:family="paragraph" style:parent-style-name="Standard">
      <style:paragraph-properties fo:line-height="115%" fo:text-align="justify" style:justify-single-word="false"/>
      <style:text-properties style:text-line-through-style="none" style:text-line-through-type="none" fo:language="de" fo:country="DE" fo:font-weight="normal" officeooo:rsid="00092fbc" officeooo:paragraph-rsid="0009c620" fo:background-color="transparent" style:font-weight-asian="normal" style:font-weight-complex="normal"/>
    </style:style>
    <style:style style:name="P3" style:family="paragraph" style:parent-style-name="Standard">
      <style:paragraph-properties fo:line-height="115%" fo:text-align="justify" style:justify-single-word="false"/>
      <style:text-properties style:text-line-through-style="none" style:text-line-through-type="none" fo:language="de" fo:country="DE" fo:font-weight="normal" officeooo:rsid="0008fbef" officeooo:paragraph-rsid="0009c620" fo:background-color="transparent" style:font-weight-asian="normal" style:font-weight-complex="normal"/>
    </style:style>
    <style:style style:name="P4" style:family="paragraph" style:parent-style-name="Standard">
      <style:paragraph-properties fo:line-height="115%" fo:text-align="justify" style:justify-single-word="false"/>
      <style:text-properties style:text-line-through-style="none" style:text-line-through-type="none" fo:language="de" fo:country="DE" fo:font-weight="bold" officeooo:rsid="000ab6dd" officeooo:paragraph-rsid="000ab6dd" fo:background-color="transparent" style:font-weight-asian="bold" style:font-weight-complex="bold"/>
    </style:style>
    <style:style style:name="T1" style:family="text">
      <style:text-properties officeooo:rsid="000bff0b"/>
    </style:style>
    <style:style style:name="T2" style:family="text">
      <style:text-properties officeooo:rsid="000ab6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urzbeschreibung: Geonetwork Open Source</text:p>
      <text:p text:style-name="P3"/>
      <text:p text:style-name="P3">Die Open Source Software „Geonetwork Open Source“ ist eine sogenannte Katalogsuchmaschine für Metadaten. Das GeoNetwork bietet eine Oberfläche zum Durchsuchen von Geodaten über mehrere Ressourcen hinweg. Die Suche bietet sowohl eine Volltextsuche als auch eine Suche nach Schlüsselwörtern, Ressourcentypen, Organisationen, Größe (…). <text:span text:style-name="T2">Das Geonetwork ist eine Plattform sowohl für Nutzer als auch für Datenanbieter.</text:span> Benutzer können die Suche <text:span text:style-name="T2">nach Geodaten</text:span> verfeinern und schnell zu den gewünschten Datensätzen gelangen.</text:p>
      <text:p text:style-name="P2">Der Suchdienst GNOS agiert als „Vermittler“ zu Geodaten und stellt diese je nach Suchanfrage strukturiert zur Verfügung. <text:span text:style-name="T1">Anbieter von Geodaten sind somit in der Lage, ihre Daten im Geonetwork Open Source zur Verfügung zu stellen und Kunden können diese über den Katalogdienst bzw. die Metadaten auffinden und nutzen.</text:span></text:p>
      <text:p text:style-name="P2">Aus technischer Sicht greift das GNOS auf meist mehrere Web Catalogue Services (CSW) mit angeschlossener Metadatenbank zu.</text:p>
      <text:p text:style-name="P1">Informationen können mit Online-Tools zur Bearbeitung von Metadaten beschrieben werden. Der Metadaten-Editor unterstützt die Standards ISO19115/119/110, die für räumliche Ressourcen verwendet werden, sowie das Dublin-Core-Format, das normalerweise für OpenData-Portale verwendet wird. Der Editor ermöglicht das Hochladen von Daten, Grafiken, Dokumenten, PDF-Dateien und anderen In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6:29:37.708128604</meta:creation-date>
    <dc:date>2018-06-14T10:01:09.504775831</dc:date>
    <meta:editing-duration>PT27M34S</meta:editing-duration>
    <meta:editing-cycles>2</meta:editing-cycles>
    <meta:generator>LibreOffice/5.1.6.2$Linux_X86_64 LibreOffice_project/10m0$Build-2</meta:generator>
    <meta:print-date>2018-06-14T09:34:28.641177449</meta:print-date>
    <meta:document-statistic meta:table-count="0" meta:image-count="0" meta:object-count="0" meta:page-count="1" meta:paragraph-count="5" meta:word-count="181" meta:character-count="1382" meta:non-whitespace-character-count="1206"/>
  </office:meta>
</office:document-meta>
</file>